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5e44" officeooo:paragraph-rsid="001a5e44"/>
    </style:style>
    <style:style style:name="P2" style:family="paragraph" style:parent-style-name="Standard">
      <style:text-properties officeooo:rsid="001a6313" officeooo:paragraph-rsid="001a6313"/>
    </style:style>
    <style:style style:name="P3" style:family="paragraph" style:parent-style-name="Standard">
      <style:text-properties officeooo:rsid="001a6313" officeooo:paragraph-rsid="0038b4c9"/>
    </style:style>
    <style:style style:name="P4" style:family="paragraph" style:parent-style-name="Standard">
      <style:text-properties officeooo:rsid="0038b4c9" officeooo:paragraph-rsid="0038b4c9"/>
    </style:style>
    <style:style style:name="P5" style:family="paragraph" style:parent-style-name="Standard">
      <style:text-properties officeooo:rsid="003a4a56" officeooo:paragraph-rsid="003a4a56"/>
    </style:style>
    <style:style style:name="P6" style:family="paragraph" style:parent-style-name="Standard">
      <style:text-properties officeooo:rsid="003bba2d" officeooo:paragraph-rsid="003bba2d"/>
    </style:style>
    <style:style style:name="P7" style:family="paragraph" style:parent-style-name="Standard">
      <style:text-properties officeooo:rsid="003bba2d" officeooo:paragraph-rsid="003ec6d2"/>
    </style:style>
    <style:style style:name="P8" style:family="paragraph" style:parent-style-name="Standard">
      <style:text-properties officeooo:rsid="003bba2d" officeooo:paragraph-rsid="003bba2d"/>
    </style:style>
    <style:style style:name="P9" style:family="paragraph" style:parent-style-name="Standard">
      <style:text-properties officeooo:rsid="003f8ac9" officeooo:paragraph-rsid="003f8ac9"/>
    </style:style>
    <style:style style:name="P10" style:family="paragraph" style:parent-style-name="Standard">
      <style:text-properties officeooo:rsid="003f8ac9" officeooo:paragraph-rsid="0041c241"/>
    </style:style>
    <style:style style:name="P11" style:family="paragraph" style:parent-style-name="Standard">
      <style:text-properties officeooo:rsid="003f8ac9" officeooo:paragraph-rsid="004ff54c"/>
    </style:style>
    <style:style style:name="P12" style:family="paragraph" style:parent-style-name="Standard">
      <style:text-properties officeooo:rsid="00405dc6" officeooo:paragraph-rsid="00405dc6"/>
    </style:style>
    <style:style style:name="P13" style:family="paragraph" style:parent-style-name="Standard">
      <style:text-properties officeooo:rsid="0044309f" officeooo:paragraph-rsid="0044309f"/>
    </style:style>
    <style:style style:name="P14" style:family="paragraph" style:parent-style-name="Standard">
      <style:text-properties officeooo:rsid="0044309f" officeooo:paragraph-rsid="004e69e6"/>
    </style:style>
    <style:style style:name="P15" style:family="paragraph" style:parent-style-name="Standard">
      <style:text-properties officeooo:rsid="0045d89b" officeooo:paragraph-rsid="0045d89b"/>
    </style:style>
    <style:style style:name="P16" style:family="paragraph" style:parent-style-name="Standard" style:list-style-name="L1">
      <style:text-properties officeooo:rsid="0045d89b" officeooo:paragraph-rsid="0045d89b"/>
    </style:style>
    <style:style style:name="P17" style:family="paragraph" style:parent-style-name="Standard">
      <style:text-properties officeooo:rsid="0045d89b" officeooo:paragraph-rsid="004b2b10"/>
    </style:style>
    <style:style style:name="P18" style:family="paragraph" style:parent-style-name="Standard">
      <style:text-properties officeooo:rsid="0048b196" officeooo:paragraph-rsid="0048b196"/>
    </style:style>
    <style:style style:name="P19" style:family="paragraph" style:parent-style-name="Standard">
      <style:text-properties officeooo:rsid="004b2b10" officeooo:paragraph-rsid="004b2b10"/>
    </style:style>
    <style:style style:name="P20" style:family="paragraph" style:parent-style-name="Standard">
      <style:text-properties officeooo:rsid="004b2b10" officeooo:paragraph-rsid="004fd296"/>
    </style:style>
    <style:style style:name="P21" style:family="paragraph" style:parent-style-name="Standard">
      <style:text-properties officeooo:rsid="001a6313" officeooo:paragraph-rsid="0038b4c9"/>
    </style:style>
    <style:style style:name="P22" style:family="paragraph" style:parent-style-name="Standard">
      <style:text-properties officeooo:rsid="0038b4c9" officeooo:paragraph-rsid="004e69e6"/>
    </style:style>
    <style:style style:name="P23" style:family="paragraph">
      <style:text-properties fo:font-size="12pt"/>
    </style:style>
    <style:style style:name="T1" style:family="text">
      <style:text-properties officeooo:rsid="001a6313"/>
    </style:style>
    <style:style style:name="T2" style:family="text">
      <style:text-properties officeooo:rsid="0036e1f2"/>
    </style:style>
    <style:style style:name="T3" style:family="text">
      <style:text-properties officeooo:rsid="0038b4c9"/>
    </style:style>
    <style:style style:name="T4" style:family="text">
      <style:text-properties officeooo:rsid="003a4a56"/>
    </style:style>
    <style:style style:name="T5" style:family="text">
      <style:text-properties officeooo:rsid="003d1eda"/>
    </style:style>
    <style:style style:name="T6" style:family="text">
      <style:text-properties officeooo:rsid="003ec6d2"/>
    </style:style>
    <style:style style:name="T7" style:family="text">
      <style:text-properties officeooo:rsid="00405dc6"/>
    </style:style>
    <style:style style:name="T8" style:family="text">
      <style:text-properties officeooo:rsid="0041c241"/>
    </style:style>
    <style:style style:name="T9" style:family="text">
      <style:text-properties officeooo:rsid="00431217"/>
    </style:style>
    <style:style style:name="T10" style:family="text">
      <style:text-properties officeooo:rsid="0045d89b"/>
    </style:style>
    <style:style style:name="T11" style:family="text">
      <style:text-properties officeooo:rsid="0046b1d8"/>
    </style:style>
    <style:style style:name="T12" style:family="text">
      <style:text-properties officeooo:rsid="004a1926"/>
    </style:style>
    <style:style style:name="T13" style:family="text">
      <style:text-properties officeooo:rsid="004b2b10"/>
    </style:style>
    <style:style style:name="T14" style:family="text">
      <style:text-properties officeooo:rsid="004e69e6"/>
    </style:style>
    <style:style style:name="T15" style:family="text">
      <style:text-properties officeooo:rsid="004fd296"/>
    </style:style>
    <style:style style:name="T16" style:family="text">
      <style:text-properties officeooo:rsid="004ff54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0409in" fo:min-width="2.6673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
      <text:p text:style-name="P1">Statically Typed Language: In this type, the data types of variables are explicitly defined at the compile time <text:s text:c="2"/></text:p>
      <text:p text:style-name="P1"/>
      <text:p text:style-name="P1">Dynamically Typed <text:s/>Language: the data type of variables are determined at runtime.</text:p>
      <text:p text:style-name="P1"/>
      <text:p text:style-name="P1">Strongly Typed Language : Strongly care about the type. It means the compiler will check the compatibility <text:span text:style-name="T1">of data types and prevent any operation between incompatible types</text:span></text:p>
      <text:p text:style-name="P1"/>
      <text:p text:style-name="P2">Loosely Typed Language : Here, it doesn’t care about the type and allowing for more flexibility in operation between different data types. </text:p>
      <text:p text:style-name="P2"/>
      <text:p text:style-name="P2"/>
      <text:p text:style-name="P3">2.</text:p>
      <text:p text:style-name="P3"/>
      <text:p text:style-name="P3"><text:span text:style-name="T2">Case Sensitive: In <text:s/>this type languages, uppercase and lowercase letters are consider</text:span><text:span text:style-name="T3">ed that means if we declare <text:s/>a variable as “myInt” and if we try to access it by using “Myint” or something else <text:s/>it would not be consider as the same variable. <text:s/></text:span><text:span text:style-name="T14">Eg; java</text:span></text:p>
      <text:p text:style-name="P3"/>
      <text:p text:style-name="P22">Case Insensitive Languages : In this <text:s/>type, <text:s/>the language does not differentiate <text:s/>between upper case and lower case characters. “myInt” and “Myint” would be considered as <text:s/>same variable. <text:span text:style-name="T14">Eg: Ada, Fortran , SQL <text:s/>and Pascal </text:span></text:p>
      <text:p text:style-name="P4"><text:tab/></text:p>
      <text:p text:style-name="P4">Case Sensitive-Insensitive- This <text:s/>type <text:s/>language <text:s/><text:span text:style-name="T4">refers to combination of <text:s/>both approaches within the same programming language. Certain aspects are case sensitive while others <text:s/>are case insensitive.</text:span></text:p>
      <text:p text:style-name="P4"/>
      <text:p text:style-name="P5">Java-Case Sensitive, Identifiers like variable names,method names, class names <text:s/>are case sensitive in java. Myint and myInt would be considered as different variables <text:s/>in java.</text:p>
      <text:p text:style-name="P5"/>
      <text:p text:style-name="P6"/>
      <text:p text:style-name="P7">3.</text:p>
      <text:p text:style-name="P7">Identity Conversion is a specific type of <text:s/>conversion <text:s/><text:span text:style-name="T5">that applies only to reference <text:s/>types (objects) and <text:s text:c="2"/>not to primitive types. It occurs when a reference is assigned to a variable of the <text:s/>same type or when a method returns an object of the <text:s/>same type or when a method returns an object of the same type without any explicit type casting or data transformation.</text:span></text:p>
      <text:p text:style-name="P6"/>
      <text:p text:style-name="P6"><text:tab/><text:span text:style-name="T6">Eg: <text:s text:c="4"/>Color myColor = new Color(“red”);</text:span></text:p>
      <text:p text:style-name="P6"><text:tab/> <text:s text:c="10"/><text:span text:style-name="T6">Color finalColor = myColor;</text:span></text:p>
      <text:p text:style-name="P6"/>
      <text:p text:style-name="P6"><text:tab/><text:tab/><text:span text:style-name="T6">Name myName = new Name(“A”);</text:span><text:tab/></text:p>
      <text:p text:style-name="P6"><text:tab/><text:tab/><text:span text:style-name="T6">Name lastName=myName;</text:span></text:p>
      <text:p text:style-name="P6"/>
      <text:p text:style-name="P9">4. It allows to automatic and implicit conversion of a smaller data type to a larger data type <text:s/>without the risk of loosing information</text:p>
      <text:p text:style-name="P9"/>
      <text:p text:style-name="P9"/>
      <text:p text:style-name="P9"><draw:custom-shape text:anchor-type="paragraph" draw:z-index="0" draw:name="Shape 2" draw:style-name="gr1" draw:text-style-name="P23" svg:width="2.8232in" svg:height="0.126in" svg:x="0.9311in" svg:y="0.1819in"><text:p/><draw:enhanced-geometry svg:viewBox="0 0 21600 21600" draw:text-areas="0 ?f0 ?f5 ?f2" draw:type="right-arrow" draw:modifiers="17985.2025836759 7239.5604395604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span text:style-name="T7">Primitive widening Conversion</text:span></text:p>
      <text:p text:style-name="P9"/>
      <text:p text:style-name="P9"><text:soft-page-break/><text:s text:c="19"/>byte --------- &gt; <text:span text:style-name="T7">short -----------&gt; int----------&gt; long <text:s/><text:tab/><text:tab/></text:span></text:p>
      <text:p text:style-name="P12">It is <text:s/>essential to <text:s/>be aware of the <text:s/>data range and precision when performing widening converssion.</text:p>
      <text:p text:style-name="P9"><text:tab/>eg: <text:s/>byte myByte=100;</text:p>
      <text:p text:style-name="P9"><text:tab/> <text:s text:c="6"/>short myShort=mybyte;</text:p>
      <text:p text:style-name="P9"><text:tab/> <text:s text:c="7"/>int myInt = myByte;</text:p>
      <text:p text:style-name="P9"><text:tab/> <text:s text:c="7"/>long myLong =myByte;</text:p>
      <text:p text:style-name="P9"/>
      <text:p text:style-name="P9"/>
      <text:p text:style-name="P10"><text:span text:style-name="T8">5. compile time <text:s/>constant:-</text:span></text:p>
      <text:p text:style-name="P10"/>
      <text:p text:style-name="P11"><text:tab/><text:tab/><text:span text:style-name="T8">Compile <text:s/>time constant are known to the <text:s/>compiler at compile <text:s/>time <text:s/>and their values cannot change during program execution. These constants are replaced with their values at compile time, which helps in optimizing the code. They are using the “final” keyword and <text:s/>can be primitive type or <text:s/>string literals. .</text:span></text:p>
      <text:p text:style-name="P11"><text:tab/>final int MY_INT_CONST = 65;<text:tab/></text:p>
      <text:p text:style-name="P10"/>
      <text:p text:style-name="P10"><text:s text:c="2"/><text:span text:style-name="T8">Run time <text:s/>constant:-</text:span></text:p>
      <text:p text:style-name="P10"><text:tab/><text:tab/><text:span text:style-name="T8">Those values are determine at run time and they may change during program ex</text:span><text:span text:style-name="T9">e</text:span><text:span text:style-name="T8">cution. </text:span><text:span text:style-name="T9">These constants are not replace with their values at compile <text:s/>time and are evaluated at run time. <text:s/></text:span><text:span text:style-name="T8"><text:s/></text:span></text:p>
      <text:p text:style-name="P11"><text:tab/>byte myByte3=My_CONSt2;<text:tab/></text:p>
      <text:p text:style-name="P10"/>
      <text:p text:style-name="P14">6.</text:p>
      <text:p text:style-name="P14">Implicit (Automatic) Narrowing conversion occur automatically <text:s/>and do not require any explicit casting syntax <text:s/>in the code. <text:span text:style-name="T10">They are allowed when converting from a wider range data type to a narrow er range data type, potentially leading to a loss of information or precision. </text:span><text:s/>Explicit narrowing conversions also known as casting, requires the programmer to use the casting syntax explicitly. They are <text:s/>used to <text:span text:style-name="T10">convert a value from a wider to </text:span>a narrower data type when the compiler <text:s/><text:span text:style-name="T10">cannot perform the conversion automatically due to the potential loss of information <text:s/>or precision.</text:span></text:p>
      <text:p text:style-name="P13"/>
      <text:p text:style-name="P15">Conditions for implicit narrowing primitive conversion.</text:p>
      <text:p text:style-name="P15"/>
      <text:list xml:id="list379978867" text:style-name="L1">
        <text:list-item>
          <text:p text:style-name="P16">An <text:s/>implicit narrowing conversion can <text:s/>occur when the value been converted can be represented within the <text:span text:style-name="T11">appropriate bit </text:span>range and when the value is a compile time constant.</text:p>
        </text:list-item>
      </text:list>
      <text:p text:style-name="P15"/>
      <text:p text:style-name="P15"/>
      <text:p text:style-name="P20">7.</text:p>
      <text:p text:style-name="P20"/>
      <text:p text:style-name="P19"/>
      <text:p text:style-name="P19"/>
      <text:p text:style-name="P19"/>
      <text:p text:style-name="P19"/>
      <text:p text:style-name="P19"/>
      <text:p text:style-name="P19">8.</text:p>
      <text:p text:style-name="P19"/>
      <text:p text:style-name="P19"/>
      <text:p text:style-name="P19"/>
      <text:p text:style-name="P19"/>
      <text:p text:style-name="P15"/>
      <text:p text:style-name="P18"><text:soft-page-break/>9. <text:span text:style-name="T12">Implicit narrowing primitive conversions only take place among byte, char, int, short because types are closely related in their size and representation. These conversions are safe and do not cause loss of information. These for types have well defined range of values that can be easily converted without significant loss of data. </text:span><text:span text:style-name="T13">For conversion between other numeric type like “long” or “float” developers must use explicit casting to indicate their intention and handle any potential loss <text:s/>of data consciously.</text:span></text:p>
      <text:p text:style-name="P15"/>
      <text:p text:style-name="P17"><text:span text:style-name="T13">10.</text:span></text:p>
      <text:p text:style-name="P17"><text:s text:c="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18:51:47.119054610</meta:creation-date>
    <meta:generator>LibreOffice/7.3.7.2$Linux_X86_64 LibreOffice_project/30$Build-2</meta:generator>
    <dc:date>2023-08-01T18:57:59.155791015</dc:date>
    <meta:editing-duration>PT21M27S</meta:editing-duration>
    <meta:editing-cycles>3</meta:editing-cycles>
    <meta:document-statistic meta:table-count="0" meta:image-count="0" meta:object-count="0" meta:page-count="3" meta:paragraph-count="40" meta:word-count="664" meta:character-count="4262" meta:non-whitespace-character-count="3497"/>
  </office:meta>
</office:document-meta>
</file>